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3.016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13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automatic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background-color="#4472c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cm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21"/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960" table:default-cell-style-name="ce1"/>
        <table:table-row table:style-name="ro1">
          <table:table-cell table:style-name="ce23" office:value-type="string" calcext:value-type="string" table:number-columns-spanned="5" table:number-rows-spanned="1">
            <text:p>Licenciatura em Engenharia Eletrotécnica e de Computador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float" office:value="1020881" calcext:value-type="float">
            <text:p>1020881</text:p>
          </table:table-cell>
          <table:table-cell office:value-type="string" calcext:value-type="string">
            <text:p>2020/2021</text:p>
          </table:table-cell>
          <table:table-cell table:style-name="ce3" office:value-type="string" calcext:value-type="string">
            <text:p>Sérgio Santos</text:p>
          </table:table-cell>
          <table:table-cell table:style-name="ce4" office:value-type="string" calcext:value-type="string">
            <text:p>AVALIAÇÃO</text:p>
          </table:table-cell>
          <table:table-cell table:style-name="ce4" office:value-type="string" calcext:value-type="string">
            <text:p>ECTS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 table:number-columns-spanned="2" table:number-rows-spanned="1">
            <text:p>1º ANO | 1º SEMESTRE</text:p>
          </table:table-cell>
          <table:covered-table-cell/>
          <table:table-cell/>
          <table:table-cell table:style-name="ce5"/>
          <table:table-cell table:style-name="ce6"/>
          <table:table-cell table:number-columns-repeated="1019"/>
        </table:table-row>
        <table:table-row table:style-name="ro4">
          <table:table-cell table:style-name="ce7"/>
          <table:table-cell table:style-name="ce8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3">
          <table:table-cell table:style-name="ce25" office:value-type="string" calcext:value-type="string" table:number-columns-spanned="3" table:number-rows-spanned="1">
            <text:p>Álgebra Linear e Geometria Analítica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formula="of:=[.$D6]*([.$E6]/[.$E$53])" office:value-type="float" office:value="0.361111111111111" calcext:value-type="float">
            <text:p>0,361111111111111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Algoritmia e Programação <text:s/></text:p>
          </table:table-cell>
          <table:covered-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formula="of:=[.$D7]*([.$E7]/[.$E$53])" office:value-type="float" office:value="0.388888888888889" calcext:value-type="float">
            <text:p>0,388888888888889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Fundamentos da Engenharia Electrotécnica <text:s/></text:p>
          </table:table-cell>
          <table:covered-table-cell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formula="of:=[.$D8]*([.$E8]/[.$E$53])" office:value-type="float" office:value="0.583333333333333" calcext:value-type="float">
            <text:p>0,58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Gestão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formula="of:=[.$D9]*([.$E9]/[.$E$53])" office:value-type="float" office:value="0.433333333333333" calcext:value-type="float">
            <text:p>0,4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Matemática I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formula="of:=[.$D10]*([.$E10]/[.$E$53])" office:value-type="float" office:value="0.277777777777778" calcext:value-type="float">
            <text:p>0,277777777777778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Projeto de Engenharia em Eletrotecnia <text:s/></text:p>
          </table:table-cell>
          <table:covered-table-cell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formula="of:=[.$D11]*([.$E11]/[.$E$53])" office:value-type="float" office:value="0.122222222222222" calcext:value-type="float">
            <text:p>0,122222222222222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11" table:number-columns-repeated="2"/>
          <table:table-cell table:style-name="ce12"/>
          <table:table-cell table:style-name="ce13"/>
          <table:table-cell table:formula="of:=[.$D12]*([.$E12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 table:number-columns-spanned="2" table:number-rows-spanned="1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formula="of:=[.$D13]*([.$E13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formula="of:=[.$D14]*([.$E14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Desenvolvimento de Aplicações Computacionais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formula="of:=[.$D15]*([.$E15]/[.$E$53])" office:value-type="float" office:value="0.361111111111111" calcext:value-type="float">
            <text:p>0,361111111111111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lectrónica I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formula="of:=[.$D16]*([.$E16]/[.$E$53])" office:value-type="float" office:value="0.277777777777778" calcext:value-type="float">
            <text:p>0,277777777777778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Física Experimental <text:s/></text:p>
          </table:table-cell>
          <table:covered-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formula="of:=[.$D17]*([.$E17]/[.$E$53])" office:value-type="float" office:value="0.388888888888889" calcext:value-type="float">
            <text:p>0,388888888888889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Matemática II <text:s/></text:p>
          </table:table-cell>
          <table:covered-table-cell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formula="of:=[.$D18]*([.$E18]/[.$E$53])" office:value-type="float" office:value="0.444444444444444" calcext:value-type="float">
            <text:p>0,444444444444444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stemas Digitais <text:s/></text:p>
          </table:table-cell>
          <table:covered-table-cell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formula="of:=[.$D19]*([.$E19]/[.$E$53])" office:value-type="float" office:value="0.305555555555555" calcext:value-type="float">
            <text:p>0,305555555555555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Teoria dos Circuitos <text:s/></text:p>
          </table:table-cell>
          <table:covered-table-cell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formula="of:=[.$D20]*([.$E20]/[.$E$53])" office:value-type="float" office:value="0.444444444444444" calcext:value-type="float">
            <text:p>0,444444444444444</text:p>
          </table:table-cell>
          <table:table-cell table:number-columns-repeated="1018"/>
        </table:table-row>
        <table:table-row table:style-name="ro4">
          <table:table-cell table:style-name="ce16"/>
          <table:table-cell table:style-name="ce17" table:number-columns-repeated="2"/>
          <table:table-cell table:style-name="ce14"/>
          <table:table-cell table:style-name="ce15"/>
          <table:table-cell table:formula="of:=[.$D21]*([.$E21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 table:number-columns-spanned="2" table:number-rows-spanned="1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formula="of:=[.$D22]*([.$E22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formula="of:=[.$D23]*([.$E23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lectromagnetismo <text:s/></text:p>
          </table:table-cell>
          <table:covered-table-cell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formula="of:=[.$D24]*([.$E24]/[.$E$53])" office:value-type="float" office:value="0.366666666666667" calcext:value-type="float">
            <text:p>0,366666666666667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lectrónica II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formula="of:=[.$D25]*([.$E25]/[.$E$53])" office:value-type="float" office:value="0.388888888888889" calcext:value-type="float">
            <text:p>0,388888888888889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statística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formula="of:=[.$D26]*([.$E26]/[.$E$53])" office:value-type="float" office:value="0.277777777777778" calcext:value-type="float">
            <text:p>0,277777777777778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Microprocessadores e Microcontroladores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formula="of:=[.$D27]*([.$E27]/[.$E$53])" office:value-type="float" office:value="0.433333333333333" calcext:value-type="float">
            <text:p>0,4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nais e Sistemas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formula="of:=[.$D28]*([.$E28]/[.$E$53])" office:value-type="float" office:value="0.433333333333333" calcext:value-type="float">
            <text:p>0,433333333333333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11" table:number-columns-repeated="2"/>
          <table:table-cell table:style-name="ce12"/>
          <table:table-cell table:style-name="ce13"/>
          <table:table-cell table:formula="of:=[.$D29]*([.$E29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 table:number-columns-spanned="2" table:number-rows-spanned="1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formula="of:=[.$D30]*([.$E30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formula="of:=[.$D31]*([.$E31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letrónica Aplicada <text:s/></text:p>
          </table:table-cell>
          <table:covered-table-cell table:number-columns-repeated="2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formula="of:=[.$D32]*([.$E32]/[.$E$53])" office:value-type="float" office:value="0.4" calcext:value-type="float">
            <text:p>0,4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Máquinas Eléctricas <text:s/></text:p>
          </table:table-cell>
          <table:covered-table-cell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formula="of:=[.$D33]*([.$E33]/[.$E$53])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stemas Computacionais <text:s/></text:p>
          </table:table-cell>
          <table:covered-table-cell table:number-columns-repeated="2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formula="of:=[.$D34]*([.$E34]/[.$E$53])" office:value-type="float" office:value="0.466666666666667" calcext:value-type="float">
            <text:p>0,466666666666667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Telecomunicações <text:s/></text:p>
          </table:table-cell>
          <table:covered-table-cell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formula="of:=[.$D35]*([.$E35]/[.$E$53])" office:value-type="float" office:value="0.366666666666667" calcext:value-type="float">
            <text:p>0,366666666666667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Teoria dos Sistemas <text:s/>(6)</text:p>
          </table:table-cell>
          <table:covered-table-cell table:number-columns-repeated="2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formula="of:=[.$D36]*([.$E36]/[.$E$53])" office:value-type="float" office:value="0.566666666666667" calcext:value-type="float">
            <text:p>0,566666666666667</text:p>
          </table:table-cell>
          <table:table-cell table:number-columns-repeated="1018"/>
        </table:table-row>
        <table:table-row table:style-name="ro4">
          <table:table-cell table:style-name="ce16"/>
          <table:table-cell table:style-name="ce17" table:number-columns-repeated="2"/>
          <table:table-cell table:style-name="ce14"/>
          <table:table-cell table:style-name="ce15"/>
          <table:table-cell table:formula="of:=[.$D37]*([.$E37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 table:number-columns-spanned="2" table:number-rows-spanned="1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formula="of:=[.$D38]*([.$E38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formula="of:=[.$D39]*([.$E39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Comunicação de Dados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formula="of:=[.$D40]*([.$E40]/[.$E$53])" office:value-type="float" office:value="0.333333333333333" calcext:value-type="float">
            <text:p>0,3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Electrónica de Potência <text:s/>(6)</text:p>
          </table:table-cell>
          <table:covered-table-cell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formula="of:=[.$D41]*([.$E41]/[.$E$53])" office:value-type="float" office:value="0.533333333333333" calcext:value-type="float">
            <text:p>0,5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Laboratório de Sistemas <text:s/>(6)</text:p>
          </table:table-cell>
          <table:covered-table-cell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formula="of:=[.$D42]*([.$E42]/[.$E$53])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stemas de Energia e Energias Renováveis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formula="of:=[.$D43]*([.$E43]/[.$E$53])" office:value-type="float" office:value="0.333333333333333" calcext:value-type="float">
            <text:p>0,3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Vibrações e Ondas <text:s/></text:p>
          </table:table-cell>
          <table:covered-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formula="of:=[.$D44]*([.$E44]/[.$E$53])" office:value-type="float" office:value="0.333333333333333" calcext:value-type="float">
            <text:p>0,333333333333333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11" table:number-columns-repeated="2"/>
          <table:table-cell table:style-name="ce12"/>
          <table:table-cell table:style-name="ce13"/>
          <table:table-cell table:formula="of:=[.$D45]*([.$E45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 table:number-columns-spanned="2" table:number-rows-spanned="1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formula="of:=[.$D46]*([.$E46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formula="of:=[.$D47]*([.$E47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3" table:number-rows-spanned="1">
            <text:p>Projeto / Estágio <text:s/>(12)</text:p>
          </table:table-cell>
          <table:covered-table-cell table:number-columns-repeated="2"/>
          <table:table-cell table:style-name="ce18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formula="of:=[.$D48]*([.$E48]/[.$E$53])" office:value-type="float" office:value="0.866666666666667" calcext:value-type="float">
            <text:p>0,866666666666667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stemas Computacionais Avançados <text:s/></text:p>
          </table:table-cell>
          <table:covered-table-cell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formula="of:=[.$D49]*([.$E49]/[.$E$53])" office:value-type="float" office:value="0.433333333333333" calcext:value-type="float">
            <text:p>0,433333333333333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Sistemas Electromecânicos <text:s/></text:p>
          </table:table-cell>
          <table:covered-table-cell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formula="of:=[.$D50]*([.$E50]/[.$E$53])" office:value-type="float" office:value="0.366666666666667" calcext:value-type="float">
            <text:p>0,366666666666667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5" table:number-rows-spanned="1">
            <text:p>OPTATIVAS - ESCOLHER UMA:</text:p>
          </table:table-cell>
          <table:covered-table-cell table:number-columns-repeated="4"/>
          <table:table-cell table:formula="of:=[.$D51]*([.$E51]/[.$E$5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3" table:number-rows-spanned="1">
            <text:p>Comportamento Organizacional</text:p>
          </table:table-cell>
          <table:covered-table-cell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formula="of:=[.$D52]*([.$E52]/[.$E$53])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ota / ECTS (Actual)</text:p>
          </table:table-cell>
          <table:table-cell table:style-name="ce19" table:formula="of:=SUM([.D6:.D52])/31" office:value-type="float" office:value="12.741935483871" calcext:value-type="float">
            <text:p>12,7</text:p>
          </table:table-cell>
          <table:table-cell table:formula="of:=2*COUNTIF([.E6:.E52];2)+5*COUNTIF([.E6:.E52];5)+6*COUNTIF([.E6:.E52];6)+12*COUNTIF([.E6:.E52];12)+7*COUNTIF([.E6:.E52];7)" office:value-type="float" office:value="180" calcext:value-type="float">
            <text:p>180</text:p>
          </table:table-cell>
          <table:table-cell table:formula="of:=SUM([.F6:.F52])" office:value-type="float" office:value="12.7888888888889" calcext:value-type="float">
            <text:p>12,7888888888889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édia atual: 12.56 (156 ECTS)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Garantido tirar 13 nota final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odia ser melhor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 calcext:value-type="string">
            <text:p>Expected</text:p>
          </table:table-cell>
          <table:table-cell table:number-columns-repeated="1023"/>
        </table:table-row>
        <table:table-row table:style-name="ro3">
          <table:table-cell table:style-name="ce22" office:value-type="string" calcext:value-type="string">
            <text:p>Done</text:p>
          </table:table-cell>
          <table:table-cell table:number-columns-repeated="1023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1" number:min-decimal-places="1" number:min-integer-digits="1"/>
    </number:number-style>
    <number:currency-style style:name="N10121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sergio santos</meta:initial-creator>
    <meta:creation-date>2019-09-16T11:35:27Z</meta:creation-date>
    <dc:date>2021-03-23T15:42:43.280000000</dc:date>
    <meta:print-date>2021-02-10T11:39:53Z</meta:print-date>
    <meta:editing-cycles>55</meta:editing-cycles>
    <meta:editing-duration>PT1H25M19S</meta:editing-duration>
    <meta:document-statistic meta:table-count="1" meta:cell-count="162" meta:object-count="0"/>
  </office:meta>
</office:document-meta>
</file>